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0e18a5" officeooo:paragraph-rsid="000e18a5" style:font-size-asian="15.75pt" style:font-size-complex="18pt"/>
    </style:style>
    <style:style style:name="P2" style:family="paragraph" style:parent-style-name="Standard">
      <style:paragraph-properties fo:text-align="start" style:justify-single-word="false"/>
      <style:text-properties fo:font-size="12pt" officeooo:rsid="000e18a5" officeooo:paragraph-rsid="000e18a5" style:font-size-asian="10.5pt" style:font-size-complex="12pt"/>
    </style:style>
    <style:style style:name="P3" style:family="paragraph" style:parent-style-name="Standard">
      <style:paragraph-properties fo:text-align="start" style:justify-single-word="false"/>
      <style:text-properties fo:font-size="12pt" officeooo:rsid="000e18a5" officeooo:paragraph-rsid="000e18a5" style:font-size-asian="10.5pt" style:font-size-complex="12pt"/>
    </style:style>
    <style:style style:name="P4" style:family="paragraph" style:parent-style-name="Standard">
      <style:paragraph-properties fo:text-align="start" style:justify-single-word="false"/>
      <style:text-properties fo:font-size="12pt" officeooo:rsid="0016715c" officeooo:paragraph-rsid="0016715c" style:font-size-asian="10.5pt" style:font-size-complex="12pt"/>
    </style:style>
    <style:style style:name="P5" style:family="paragraph" style:parent-style-name="Standard" style:list-style-name="L1">
      <style:paragraph-properties fo:text-align="start" style:justify-single-word="false"/>
      <style:text-properties fo:font-size="12pt" officeooo:rsid="0016715c" officeooo:paragraph-rsid="0016715c" style:font-size-asian="10.5pt" style:font-size-complex="12pt"/>
    </style:style>
    <style:style style:name="P6" style:family="paragraph" style:parent-style-name="Standard">
      <style:paragraph-properties fo:text-align="start" style:justify-single-word="false"/>
      <style:text-properties fo:font-size="12pt" officeooo:rsid="001753e7" officeooo:paragraph-rsid="001753e7" style:font-size-asian="10.5pt" style:font-size-complex="12pt"/>
    </style:style>
    <style:style style:name="P7" style:family="paragraph" style:parent-style-name="Standard">
      <style:paragraph-properties fo:text-align="center" style:justify-single-word="false"/>
      <style:text-properties officeooo:rsid="000e18a5" officeooo:paragraph-rsid="000e18a5"/>
    </style:style>
    <style:style style:name="P8" style:family="paragraph" style:parent-style-name="Standard">
      <style:paragraph-properties fo:text-align="start" style:justify-single-word="false"/>
      <style:text-properties fo:font-size="14pt" fo:font-weight="bold" officeooo:rsid="0016715c" officeooo:paragraph-rsid="0016715c" style:font-size-asian="14pt" style:font-weight-asian="bold" style:font-size-complex="14pt" style:font-weight-complex="bold"/>
    </style:style>
    <style:style style:name="T1" style:family="text">
      <style:text-properties officeooo:rsid="000f29be"/>
    </style:style>
    <style:style style:name="T2" style:family="text">
      <style:text-properties officeooo:rsid="0014fccd"/>
    </style:style>
    <style:style style:name="T3" style:family="text">
      <style:text-properties fo:font-size="18pt" style:font-size-asian="15.75pt" style:font-size-complex="18pt"/>
    </style:style>
    <style:style style:name="T4" style:family="text">
      <style:text-properties officeooo:rsid="001753e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3">Rock, Paper, Scissors Bot</text:span></text:p>
      <text:p text:style-name="P1"/>
      <text:p text:style-name="P2"><text:tab/>For this <text:span text:style-name="T1">final project</text:span> I will be developing an algorithim <text:span text:style-name="T4">(or algorithms)</text:span> to play Rock Paper Scissors against a human player <text:span text:style-name="T1">and win</text:span> a statistically significant amount of times.</text:p>
      <text:p text:style-name="P2"/>
      <text:p text:style-name="P2">The <text:span text:style-name="T2">primary subject of</text:span> this project is essentially t<text:span text:style-name="T2">o</text:span> predict <text:span text:style-name="T2">the next states in a stream of states. This is equivalent to trying to win at Rock Paper Scissors, because if an algorithim can predict an upcoming play then that prediction can easily be modified such that it would be a winning move.</text:span></text:p>
      <text:p text:style-name="P2"/>
      <text:p text:style-name="P8">Marking:</text:p>
      <text:list xml:id="list3900447520230039371" text:style-name="L1">
        <text:list-item>
          <text:p text:style-name="P5">Write a program to play Rock Paper Scissors</text:p>
        </text:list-item>
        <text:list-item>
          <text:p text:style-name="P5">This program should be able to beat any human after a reasonable amount of games</text:p>
        </text:list-item>
        <text:list-item>
          <text:p text:style-name="P5"><text:span text:style-name="T4">S</text:span>how that this program<text:span text:style-name="T4">'</text:span>s winrate is statistically significant (ie. Not likely to be due to random chance)</text:p>
        </text:list-item>
      </text:list>
      <text:p text:style-name="P4"/>
      <text:p text:style-name="P4"/>
      <text:p text:style-name="P4"/>
      <text:p text:style-name="P4"/>
      <text:p text:style-name="P4"/>
      <text:p text:style-name="P6">William Bolduc</text:p>
      <text:p text:style-name="P6">08513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4T16:11:49.695493360</meta:creation-date>
    <meta:editing-duration>PT9M31S</meta:editing-duration>
    <meta:editing-cycles>3</meta:editing-cycles>
    <meta:generator>LibreOffice/5.0.5.2$Linux_X86_64 LibreOffice_project/00$Build-2</meta:generator>
    <dc:date>2016-03-25T15:31:02.699285875</dc:date>
    <meta:document-statistic meta:table-count="0" meta:image-count="0" meta:object-count="0" meta:page-count="1" meta:paragraph-count="9" meta:word-count="133" meta:character-count="759" meta:non-whitespace-character-count="637"/>
  </office:meta>
</office:document-meta>
</file>